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normal" style:font-size-asian="18pt" style:font-weight-asian="normal" style:font-size-complex="18pt" style:font-weight-complex="normal"/>
    </style:style>
    <style:style style:name="P3"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4"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ZIONE ITSSELFRUNNING</text:p>
      <text:p text:style-name="P2"/>
      <text:p text:style-name="P2"/>
      <text:p text:style-name="P2"/>
      <text:p text:style-name="P2"/>
      <text:p text:style-name="P4">SPECIFICHE:</text:p>
      <text:p text:style-name="P3">L'applicazione consiste in una web app alla quale l'utente dovrà registrarsi con i propri dati per acccedere alle funzionalità complete. Per effettuare la registrazione si dovrà utilizzare e compilare l'apposita form web dell'applicativo , la quale scriverà direttamente sul DB utilizzando una libreria di classi scritta con Dapper. </text:p>
      <text:p text:style-name="P3">Per quanto riguarda il DB la scelta è ricaduta su un relazionale in quanto le possibili query che verranno effetuate dal gestore delle gare possono essere una classifica dei vari partecipanti ad una gara o comunque altre query abbastanza complesse. Telendo conta <text:s/>anche che ho più dimestichezza con il database relazionali rispetto a quelli documentali, per il semplice fatto che li ho utilizzati di più. </text:p>
      <text:p text:style-name="P3">La scelta, per quanto riguarda i servizi, è ricaduta su Azure in quanto già disponibile e facilmente configurabile. </text:p>
      <text:p text:style-name="P3"/>
      <text:p text:style-name="P3">Attraverso l'interfaccia web l'utente potrà creare una nuova attività, la quale verrà inserita direttamente nel DB con lo stato iniale che per comodità sarà 0 (da cominciare). Tenendo in considerazione il numero di utenti che potrebbero utilizzare l'app si poteva pensare all'utilizzo di una coda prima della scrittura a DB, ma per presumendo che gli utenti siano pochi, non ritengo necessaria l'implementazione di questa coda, in quanto non dovrebbe esssere presente un così alto picco di scritture. </text:p>
      <text:p text:style-name="P3"/>
      <text:p text:style-name="P3">In seguito, dopo aver creato l'attività, all'utente verrà fatta vedere una lista delle proprie attivtià disponibili, che potranno essere da cominciare, cominciate oppure terminate. Una volta avviata un'attività (lo stato di questa verrà settato a 1 attraverso una query di update), l'applicazione attraverso le Web API inizierà ad inviare i dati telemetrici, con un intervallo di 2000 ms fra ognuno, riguardanti l'attività che l'utente sta svolgendo. Ogni singola telemetria verrà inviata in una coda, utilizzando quella presente nello storage account poichè già disponibile, facile da utilizzare, con la quel mi trovavo più in confidenza in quando l'avevvo già utilizzata in precedenza per altri sviluppi. In questo caso si poteva scegliere di utilizzare un EventHub, in vista della parte riguardante il gestore delle gare, cosa che sarebbe dovuta <text:s/>arrivare in un secondo momento. Ma poichè l'applicazione verrà utilizzata da un numero di utenti limitato e non avendo ancora sviluppato la parte per il gestore delle gare, si è preferito optare per la storage queue. </text:p>
      <text:p text:style-name="P3">Per quanto riguarda il termine della gara, l'utente dopo aver fermato l'invio delle telemetrie, potrà scegliere di terminare definitivamente la gara con un pulsante "End", attraverso l'utilizzo di questo, lo stato <text:s/>della gara verrà settato a 2, e sarà possibile vedere i dettagli della gara. </text:p>
      <text:p text:style-name="P3"/>
      <text:p text:style-name="P3">Per quanto riguarda le telemetrie, e il loro passaggio fra la coda e il DB, si è optato per l'utilizzo e l'implementazione di un Worker Role, il quale prende ogni singola telemetria dalla coda e la inserisce a DB. La scelta è ricaduta dul worke role tenendo in considerazzione il fattore economico dell'applicativo. Poichè un worker role è ideato come <text:soft-page-break/>una console app, ha bisogno di una macchina virtuale oppurtunamente configurata, cosa che è presente attualmente in Azure. L' idea quindi poteva essere in un secondo momento di migrare dal Worker Role alle Azure Function. In questo modo anche la parte di configurazione e aggiornamento <text:s/>della macchina virtuale verrà eliminata. </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1M36S</meta:editing-duration>
    <meta:editing-cycles>7</meta:editing-cycles>
    <meta:generator>OpenOffice/4.1.4$Win32 OpenOffice.org_project/414m5$Build-9788</meta:generator>
    <dc:date>2018-07-14T10:22:37.01</dc:date>
    <meta:document-statistic meta:table-count="0" meta:image-count="0" meta:object-count="0" meta:page-count="2" meta:paragraph-count="9" meta:word-count="529" meta:character-count="3434"/>
    <meta:user-defined meta:name="Info 1"/>
    <meta:user-defined meta:name="Info 2"/>
    <meta:user-defined meta:name="Info 3"/>
    <meta:user-defined meta:name="Info 4"/>
  </office:meta>
</office:document-meta>
</file>